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a430"/>
    </style:style>
    <style:style style:name="P2" style:family="paragraph">
      <style:paragraph-properties fo:text-align="center"/>
    </style:style>
    <style:style style:name="gr1" style:family="graphic">
      <style:graphic-properties svg:stroke-color="#3465a4" draw:textarea-horizontal-align="justify" draw:textarea-vertical-align="middle" draw:auto-grow-height="false" fo:min-height="1.2354in" fo:min-width="2.3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6882in" fo:min-width="1.9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8236in" fo:min-width="1.6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2.3543in" svg:height="1.5421in" svg:x="4.2752in" svg:y="0.5256in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" draw:name="Shape2" draw:style-name="gr2" svg:width="2.6043in" svg:height="1.6878in" svg:x="4.15in" svg:y="3.1819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2" draw:name="Shape3" draw:style-name="gr3" svg:width="2.7815in" svg:height="1.8232in" svg:x="-0.152in" svg:y="1.9008in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" draw:name="Shape4" draw:style-name="gr4" draw:text-style-name="P2" svg:x1="2.3583in" svg:y1="2.7339in" svg:x2="4.2748in" svg:y2="1.4736in"><text:p/></draw:line><draw:line text:anchor-type="paragraph" draw:z-index="4" draw:name="Shape5" draw:style-name="gr4" draw:text-style-name="P2" svg:x1="5.5874in" svg:y1="2.0673in" svg:x2="5.6083in" svg:y2="3.181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01:25:28.695275396</meta:creation-date>
    <dc:date>2021-05-04T01:32:03.747448171</dc:date>
    <meta:editing-duration>PT6M3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